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31.9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s concept à faire </text:p>
          </table:table-cell>
          <table:table-cell/>
        </table:table-row>
        <table:table-row table:style-name="ro1">
          <table:table-cell office:value-type="string" calcext:value-type="string">
            <text:p>Personnage </text:p>
          </table:table-cell>
          <table:table-cell office:value-type="string" calcext:value-type="string">
            <text:p>Doit être représenté avec une Surface pygame (objet particulier de la bibliothèque pygame) que l’on déplace sur la map (touche main droite)</text:p>
          </table:table-cell>
        </table:table-row>
        <table:table-row table:style-name="ro1">
          <table:table-cell/>
          <table:table-cell office:value-type="string" calcext:value-type="string">
            <text:p>Créer une classe personnage afin de gerer les déplacements, gravité etc <text:s/>(rappel : déplacement horizontal se fait sous forme d’accéleration pour laquelle la vitesse max est atteintes très rapidement )</text:p>
          </table:table-cell>
        </table:table-row>
        <table:table-row table:style-name="ro1">
          <table:table-cell/>
          <table:table-cell office:value-type="string" calcext:value-type="string">
            <text:p>Position du personnage, vitesse, dimensions etc stocké dans des variables spécial nommé position (un tuple) , horizontal_speed, vertical_speed (float positif ou négatif), max_horizontal_speed, max_vertical_speed (avec max verticale plus élevé que le max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Représenté sous forme de matrice ou chaque nombre représente un carré de n pixel par n pixel qui est soit un mur soit rien etc, gerer l’affichage de la map (cad le design)</text:p>
          </table:table-cell>
        </table:table-row>
        <table:table-row table:style-name="ro1">
          <table:table-cell/>
          <table:table-cell office:value-type="string" calcext:value-type="string">
            <text:p>Faire des fonction is__the_floor, is_touching_a wall (la surface pygame de l’objet ‘personnage’) qui retourne True ou False pour que le joueur qui gère les déplacements puisse les utiliser </text:p>
          </table:table-cell>
        </table:table-row>
        <table:table-row table:style-name="ro1">
          <table:table-cell/>
          <table:table-cell office:value-type="string" calcext:value-type="string">
            <text:p>(il existe une bibliothèque pygame qui gère les collisions je croi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rtail </text:p>
          </table:table-cell>
          <table:table-cell office:value-type="string" calcext:value-type="string">
            <text:p>créer le lanceur de portail avec possibilité de lancer le portail orange et bleu (avec les touches à choisir mais accesible main gauche (pas de souris)</text:p>
          </table:table-cell>
        </table:table-row>
        <table:table-row table:style-name="ro1">
          <table:table-cell/>
          <table:table-cell office:value-type="string" calcext:value-type="string">
            <text:p>gerer le passage d’un portail à l’autre avec le changement de positions et vitesse qui se ‘redirige en fonction l’orientation du portail (vers le haut/bas/droite/gauche) </text:p>
          </table:table-cell>
        </table:table-row>
        <table:table-row table:style-name="ro1">
          <table:table-cell/>
          <table:table-cell office:value-type="string" calcext:value-type="string">
            <text:p>donc modification des variable position et speed_v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0:10:11.266000000</meta:creation-date>
    <dc:date>2024-01-10T20:43:41.356000000</dc:date>
    <meta:editing-duration>PT48S</meta:editing-duration>
    <meta:editing-cycles>1</meta:editing-cycles>
    <meta:generator>LibreOffice/7.0.5.2$Windows_X86_64 LibreOffice_project/64390860c6cd0aca4beafafcfd84613dd9dfb63a</meta:generator>
    <meta:document-statistic meta:table-count="1" meta:cell-count="13" meta:object-count="0"/>
  </office:meta>
</office:document-meta>
</file>